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style:font-size-asian="10pt" style:font-size-complex="10pt"/>
    </style:style>
    <style:style style:name="P2" style:family="paragraph" style:parent-style-name="Standard" style:list-style-name="L1">
      <style:text-properties style:font-name="Calibri" fo:font-size="10pt" style:font-size-asian="10pt" style:font-size-complex="10pt"/>
    </style:style>
    <style:style style:name="P3" style:family="paragraph" style:parent-style-name="Standard" style:list-style-name="L1"/>
    <style:style style:name="T1" style:family="text">
      <style:text-properties style:font-name="Calibri" fo:font-size="10pt" style:font-size-asian="10pt" style:font-size-complex="10pt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15in" fo:margin-left="0.4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2in" fo:margin-left="0.7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15in" fo:margin-left="0.9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15in" fo:margin-left="1.1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15in" fo:margin-left="1.4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15in" fo:margin-left="1.6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15in" fo:margin-left="1.9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15in" fo:margin-left="2.1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15in" fo:margin-left="2.4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2in" fo:margin-left="2.7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 DocDat</text:p>
      <text:list xml:id="list27298377" text:style-name="L1">
        <text:list-item>
          <text:p text:style-name="P2">Introduction </text:p>
        </text:list-item>
        <text:list-item>
          <text:p text:style-name="P2">Definitions <text:s/></text:p>
          <text:list>
            <text:list-item>
              <text:p text:style-name="P2">unique nest is a match of element name and all attributes. </text:p>
            </text:list-item>
            <text:list-item>
              <text:p text:style-name="P2">nest-by means process by parent hierarchy, create a unique name from the parent name</text:p>
            </text:list-item>
          </text:list>
        </text:list-item>
        <text:list-item>
          <text:p text:style-name="P2">Examples</text:p>
          <text:list>
            <text:list-item>
              <text:p text:style-name="P3"><text:span text:style-name="T1">when no configuration </text:span></text:p>
              <text:list>
                <text:list-item>
                  <text:p text:style-name="P3"><text:span text:style-name="T1">show entire list.</text:span></text:p>
                </text:list-item>
              </text:list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When Function (Count() ,Sum() ,and or Avg()) </text:span></text:p>
              <text:list>
                <text:list-item>
                  <text:p text:style-name="P3"><text:span text:style-name="T1">show ZeroElement with calculated function values.</text:span></text:p>
                </text:list-item>
              </text:list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When group-by </text:span></text:p>
              <text:list>
                <text:list-item>
                  <text:p text:style-name="P3"><text:span text:style-name="T1">show list of unique groups </text:span></text:p>
                </text:list-item>
              </text:list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when a group-by and function </text:span></text:p>
              <text:list>
                <text:list-item>
                  <text:p text:style-name="P3"><text:span text:style-name="T1">show unique groups with caluclated function values</text:span></text:p>
                </text:list-item>
              </text:list>
            </text:list-item>
          </text:list>
        </text:list-item>
      </text:list>
      <text:p text:style-name="Standard"><text:span text:style-name="T1"/></text:p>
      <text:list xml:id="list38277458" text:continue-numbering="true" text:style-name="L1">
        <text:list-item>
          <text:list>
            <text:list-item>
              <text:p text:style-name="P3"><text:span text:style-name="T1">Create a unique list of nested groups [name:nest-by]</text:span></text:p>
            </text:list-item>
            <text:list-item>
              <text:p text:style-name="P3"><text:span text:style-name="T1">Create Unique List. Create one element for each unique name use [name:group-by] </text:span></text:p>
            </text:list-item>
            <text:list-item>
              <text:p text:style-name="P3"><text:span text:style-name="T1">Create Unique List with a sum create one element for each name and year [name:group-by] [year:group-by] </text:span></text:p>
            </text:list-item>
            <text:list-item>
              <text:p text:style-name="P3"><text:span text:style-name="T1">Create a Sum create one element for each unique name and attribute with name = Sum(hours) and value[hours: sum()] </text:span></text:p>
            </text:list-item>
            <text:list-item>
              <text:p text:style-name="P3"><text:span text:style-name="T1"><text:s/>Create grouped sums reates one element for each unique name and and an attribute with name of Sum(hour) and sum value from the collection of elements. [name:group-by][hours:sum()] c</text:span></text:p>
            </text:list-item>
            <text:list-item>
              <text:p text:style-name="P2">Create Nested Sum [name:nest-by][hours: sum()]</text:p>
            </text:list-item>
            <text:list-item>
              <text:p text:style-name="P2">Create Nested Sum with a group by [name:nest-by][name:group-by]</text:p>
            </text:list-item>
          </text:list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style:font-name="Calibri"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3DT11H11S</meta:editing-duration>
    <meta:editing-cycles>18</meta:editing-cycles>
    <meta:generator>OpenOffice.org/3.3$Win32 OpenOffice.org_project/330m20$Build-9567</meta:generator>
    <dc:date>2011-10-18T18:14:47.88</dc:date>
    <dc:creator>James Wilfong</dc:creator>
    <meta:document-statistic meta:table-count="0" meta:image-count="0" meta:object-count="0" meta:page-count="1" meta:paragraph-count="21" meta:word-count="184" meta:character-count="1181"/>
    <meta:user-defined meta:name="Info 1"/>
    <meta:user-defined meta:name="Info 2"/>
    <meta:user-defined meta:name="Info 3"/>
    <meta:user-defined meta:name="Info 4"/>
  </office:meta>
</office:document-meta>
</file>